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--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99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6,10,12,-,-,-,1,-,9,5,-,3,-,-,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7:47:58.1224592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Osorio</meta:initial-creator>
    <meta:creation-date>2016-04-20T17:22:44.730930788</meta:creation-date>
    <dc:date>2016-04-21T19:29:11.916410131</dc:date>
    <dc:creator>Abel Osorio</dc:creator>
    <meta:editing-duration>PT1H33M4S</meta:editing-duration>
    <meta:editing-cycles>2</meta:editing-cycles>
    <meta:generator>LibreOffice/4.3.3.2$Linux_X86_64 LibreOffice_project/430m0$Build-2</meta:generator>
    <meta:document-statistic meta:table-count="1" meta:cell-count="78" meta:object-count="0"/>
  </office:meta>
</office:document-meta>
</file>